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308c" officeooo:paragraph-rsid="0000308c"/>
    </style:style>
    <style:style style:name="P2" style:family="paragraph" style:parent-style-name="Standard">
      <style:text-properties fo:font-size="12pt" officeooo:paragraph-rsid="0000308c" style:font-size-asian="12pt" style:font-size-complex="12pt"/>
    </style:style>
    <style:style style:name="P3" style:family="paragraph" style:parent-style-name="Standard">
      <style:text-properties fo:font-size="12pt" officeooo:rsid="0000308c" officeooo:paragraph-rsid="0000308c" style:font-size-asian="12pt" style:font-size-complex="12pt"/>
    </style:style>
    <style:style style:name="P4" style:family="paragraph" style:parent-style-name="Standard">
      <style:paragraph-properties fo:break-before="page"/>
      <style:text-properties fo:font-size="12pt" officeooo:rsid="0000308c" officeooo:paragraph-rsid="0000308c" style:font-size-asian="12pt" style:font-size-complex="12pt"/>
    </style:style>
    <style:style style:name="P5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Droid Sans Mono" fo:font-size="10.5pt" fo:font-weight="normal" fo:background-color="#1f1f1f"/>
    </style:style>
    <style:style style:name="P6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Droid Sans Mono" fo:font-size="10.5pt" fo:font-weight="normal" officeooo:paragraph-rsid="00085c9e" fo:background-color="#1f1f1f"/>
    </style:style>
    <style:style style:name="P7" style:family="paragraph" style:parent-style-name="Standard">
      <style:text-properties fo:color="#cccccc" loext:opacity="100%" style:font-name="Droid Sans Mono" fo:font-size="10.5pt" fo:font-weight="normal" officeooo:rsid="0000308c" officeooo:paragraph-rsid="0000308c" fo:background-color="#1f1f1f" style:font-size-asian="12pt" style:font-size-complex="12pt"/>
    </style:style>
    <style:style style:name="P8" style:family="paragraph" style:parent-style-name="Standard">
      <style:text-properties fo:color="#cccccc" loext:opacity="100%" style:font-name="Droid Sans Mono" fo:font-size="10.5pt" fo:font-weight="normal" officeooo:rsid="00013d1a" officeooo:paragraph-rsid="00013d1a" fo:background-color="#1f1f1f"/>
    </style:style>
    <style:style style:name="P9" style:family="paragraph" style:parent-style-name="Standard">
      <style:paragraph-properties fo:margin-top="0cm" fo:margin-bottom="0.499cm" style:contextual-spacing="false" style:line-height-at-least="0.503cm"/>
    </style:style>
    <style:style style:name="P10" style:family="paragraph" style:parent-style-name="Standard">
      <style:paragraph-properties style:line-height-at-least="0.503cm"/>
    </style:style>
    <style:style style:name="P11" style:family="paragraph" style:parent-style-name="Standard">
      <style:text-properties officeooo:rsid="00013d1a" officeooo:paragraph-rsid="00013d1a"/>
    </style:style>
    <style:style style:name="P12" style:family="paragraph" style:parent-style-name="Standard">
      <style:paragraph-properties fo:break-before="page"/>
      <style:text-properties officeooo:rsid="00013d1a" officeooo:paragraph-rsid="00013d1a"/>
    </style:style>
    <style:style style:name="P13" style:family="paragraph" style:parent-style-name="Standard">
      <style:text-properties officeooo:rsid="00014b54" officeooo:paragraph-rsid="00014b54"/>
    </style:style>
    <style:style style:name="P14" style:family="paragraph" style:parent-style-name="Standard">
      <style:text-properties officeooo:rsid="0004ea9f" officeooo:paragraph-rsid="0004ea9f"/>
    </style:style>
    <style:style style:name="P15" style:family="paragraph" style:parent-style-name="Standard">
      <style:paragraph-properties fo:break-before="page"/>
      <style:text-properties officeooo:rsid="0004ea9f" officeooo:paragraph-rsid="0004ea9f"/>
    </style:style>
    <style:style style:name="P16" style:family="paragraph" style:parent-style-name="Standard">
      <style:text-properties officeooo:rsid="0004ea9f" officeooo:paragraph-rsid="00062c46"/>
    </style:style>
    <style:style style:name="P17" style:family="paragraph" style:parent-style-name="Standard">
      <style:text-properties officeooo:rsid="00077bd4" officeooo:paragraph-rsid="00077bd4"/>
    </style:style>
    <style:style style:name="P18" style:family="paragraph" style:parent-style-name="Standard">
      <style:text-properties officeooo:rsid="0007df8a" officeooo:paragraph-rsid="0007df8a"/>
    </style:style>
    <style:style style:name="P19" style:family="paragraph" style:parent-style-name="Standard">
      <style:text-properties fo:font-size="12pt" fo:font-weight="normal" officeooo:rsid="0000308c" officeooo:paragraph-rsid="0000308c" style:font-size-asian="12pt" style:font-size-complex="12pt"/>
    </style:style>
    <style:style style:name="P20" style:family="paragraph" style:parent-style-name="Standard">
      <style:text-properties officeooo:rsid="00077bd4" officeooo:paragraph-rsid="00077bd4"/>
    </style:style>
    <style:style style:name="P21" style:family="paragraph" style:parent-style-name="Standard">
      <style:text-properties officeooo:rsid="0008bb00" officeooo:paragraph-rsid="0008bb00"/>
    </style:style>
    <style:style style:name="P22" style:family="paragraph">
      <style:paragraph-properties fo:margin-top="0.42cm" fo:margin-bottom="0.349cm"/>
      <style:text-properties fo:font-size="10pt" style:font-size-asian="10pt" style:font-size-complex="10pt"/>
    </style:style>
    <style:style style:name="P23" style:family="paragraph">
      <style:paragraph-properties fo:margin-top="0.42cm" fo:margin-bottom="0.349cm" style:writing-mode="lr-tb"/>
      <style:text-properties fo:font-size="10pt" style:font-size-asian="10pt" style:font-size-complex="10pt"/>
    </style:style>
    <style:style style:name="P24" style:family="paragraph">
      <loext:graphic-properties draw:fill="none" draw:fill-color="#ffffff"/>
    </style:style>
    <style:style style:name="P25" style:family="paragraph">
      <style:paragraph-properties fo:margin-top="0.42cm" fo:margin-bottom="0.349cm" fo:text-align="center"/>
      <style:text-properties fo:font-size="10pt" style:font-size-asian="10pt" style:font-size-complex="10pt"/>
    </style:style>
    <style:style style:name="P26" style:family="paragraph">
      <style:paragraph-properties fo:margin-top="0.42cm" fo:margin-bottom="0.349cm" fo:text-align="center" style:writing-mode="lr-tb"/>
      <style:text-properties fo:font-size="10pt" style:font-size-asian="10pt" style:font-size-complex="10pt"/>
    </style:style>
    <style:style style:name="P27" style:family="paragraph">
      <style:paragraph-properties fo:margin-top="0.42cm" fo:margin-bottom="0.349cm" fo:text-align="center"/>
    </style:style>
    <style:style style:name="P28" style:family="paragraph">
      <style:paragraph-properties fo:text-align="center" style:writing-mode="lr-tb"/>
    </style:style>
    <style:style style:name="T1" style:family="text">
      <style:text-properties officeooo:rsid="0000308c"/>
    </style:style>
    <style:style style:name="T2" style:family="text">
      <style:text-properties fo:font-weight="normal"/>
    </style:style>
    <style:style style:name="T3" style:family="text">
      <style:text-properties fo:font-weight="normal" officeooo:rsid="0000308c"/>
    </style:style>
    <style:style style:name="T4" style:family="text">
      <style:text-properties fo:font-weight="normal" officeooo:rsid="00013d1a"/>
    </style:style>
    <style:style style:name="T5" style:family="text">
      <style:text-properties fo:font-weight="normal" officeooo:rsid="00085c9e"/>
    </style:style>
    <style:style style:name="T6" style:family="text">
      <style:text-properties fo:color="#c586c0" loext:opacity="100%"/>
    </style:style>
    <style:style style:name="T7" style:family="text">
      <style:text-properties fo:color="#9cdcfe" loext:opacity="100%"/>
    </style:style>
    <style:style style:name="T8" style:family="text">
      <style:text-properties fo:color="#ce9178" loext:opacity="100%"/>
    </style:style>
    <style:style style:name="T9" style:family="text">
      <style:text-properties fo:color="#569cd6" loext:opacity="100%"/>
    </style:style>
    <style:style style:name="T10" style:family="text">
      <style:text-properties fo:color="#4fc1ff" loext:opacity="100%"/>
    </style:style>
    <style:style style:name="T11" style:family="text">
      <style:text-properties fo:color="#d4d4d4" loext:opacity="100%"/>
    </style:style>
    <style:style style:name="T12" style:family="text">
      <style:text-properties fo:color="#4ec9b0" loext:opacity="100%"/>
    </style:style>
    <style:style style:name="T13" style:family="text">
      <style:text-properties fo:color="#b5cea8" loext:opacity="100%"/>
    </style:style>
    <style:style style:name="T14" style:family="text">
      <style:text-properties fo:color="#6a9955" loext:opacity="100%"/>
    </style:style>
    <style:style style:name="T15" style:family="text">
      <style:text-properties officeooo:rsid="000321be"/>
    </style:style>
    <style:style style:name="T16" style:family="text">
      <style:text-properties officeooo:rsid="0007df8a"/>
    </style:style>
    <style:style style:name="T17" style:family="text">
      <style:text-properties officeooo:rsid="00085c9e"/>
    </style:style>
    <style:style style:name="T18" style:family="text">
      <style:text-properties fo:font-size="10pt" style:font-size-asian="10pt" style:font-size-complex="10pt"/>
    </style:style>
    <style:style style:name="gr1" style:family="graphic">
      <style:graphic-properties draw:textarea-horizontal-align="justify" draw:textarea-vertical-align="middle" draw:auto-grow-height="false" fo:min-height="0.861cm" fo:min-width="0.33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justify" draw:textarea-vertical-align="middle" draw:auto-grow-height="false" fo:min-height="2.708cm" fo:min-width="4.764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.49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0.101cm" fo:min-width="2.35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textarea-horizontal-align="justify" draw:textarea-vertical-align="middle" draw:auto-grow-height="false" fo:min-height="2.295cm" fo:min-width="2.87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1.46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1.61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textarea-horizontal-align="justify" draw:textarea-vertical-align="middle" draw:auto-grow-height="false" fo:min-height="2.293cm" fo:min-width="3.881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textarea-horizontal-align="justify" draw:textarea-vertical-align="middle" draw:auto-grow-height="false" fo:min-height="0.704cm" fo:min-width="0.19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textarea-horizontal-align="justify" draw:textarea-vertical-align="middle" draw:auto-grow-height="false" fo:min-height="1.815cm" fo:min-width="0.14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textarea-horizontal-align="justify" draw:textarea-vertical-align="middle" draw:auto-grow-height="false" fo:min-height="2.293cm" fo:min-width="11.356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textarea-horizontal-align="justify" draw:textarea-vertical-align="middle" draw:auto-grow-height="false" fo:min-height="2.494cm" fo:min-width="2.619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textarea-horizontal-align="justify" draw:textarea-vertical-align="middle" draw:auto-grow-height="false" fo:min-height="2.304cm" fo:min-width="2.826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textarea-horizontal-align="justify" draw:textarea-vertical-align="middle" draw:auto-grow-height="false" fo:min-height="5.069cm" fo:min-width="5.069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h text:style-name="Heading_20_1" text:outline-level="1">Top Level design <text:span text:style-name="T16">(Mobile Application)</text:span></text:h>
      <text:p text:style-name="P1"/>
      <text:p text:style-name="P18"/>
      <text:p text:style-name="P2"><text:span text:style-name="T1">Next I’ll explain how I want this </text:span><text:span text:style-name="T2">Progressive Bodyweight Hypertrophy System </text:span><text:span text:style-name="T3">(Coach) to work from <text:s/>top level etc.</text:span></text:p>
      <text:p text:style-name="P2"><text:span text:style-name="T3"/></text:p>
      <text:p text:style-name="P3"><text:span text:style-name="T2">The user must be presented with a screen that will guide them </text:span><text:span text:style-name="T5">f</text:span><text:span text:style-name="T2">rom one workout to the next.</text:span></text:p>
      <text:p text:style-name="P3"><text:span text:style-name="T2">It must be in a similar </text:span><text:span text:style-name="T5">style, layout, presentation as </text:span><text:span text:style-name="T2"><text:s/>that is used by the app “Duolingo”.</text:span></text:p>
      <text:p text:style-name="P3"><text:span text:style-name="T2"/></text:p>
      <text:p text:style-name="P3"><text:span text:style-name="T2">So when the user opens the app it will have a </text:span><text:span text:style-name="T5">heading</text:span><text:span text:style-name="T2"> or sticky section in the top and in the </text:span><text:span text:style-name="T5">navigation at the </text:span><text:span text:style-name="T2">bottom, with the guide section in the middle were most of the action happens.</text:span></text:p>
      <text:p text:style-name="P3"><text:span text:style-name="T2"/></text:p>
      <text:p text:style-name="P19">The TOP will have an icon of the app, Name of the app <text:s/>for now</text:p>
      <text:p text:style-name="P3"><text:span text:style-name="T2"/></text:p>
      <text:p text:style-name="P19">The bottom will have home, History, Stats and configuration. Sections that we’ll still have to implement fully. </text:p>
      <text:p text:style-name="P3"><text:span text:style-name="T2"/></text:p>
      <text:p text:style-name="P19">The main section the user will be presented with the flow of this hypertrophy program.</text:p>
      <text:p text:style-name="P3"><text:span text:style-name="T2">Starting with </text:span><text:span text:style-name="T4">beginnerProgram and ending with maxProgram</text:span></text:p>
      <text:p text:style-name="P3"><text:span text:style-name="T2"/></text:p>
      <text:p text:style-name="P7"><text:span text:style-name="T6">import</text:span> { <text:span text:style-name="T7">Program</text:span> } <text:span text:style-name="T6">from</text:span> <text:span text:style-name="T8">"../models/Program"</text:span>;</text:p>
      <text:p text:style-name="P5"><text:span text:style-name="T6">import</text:span> { <text:span text:style-name="T7">beginnerProgram</text:span> } <text:span text:style-name="T6">from</text:span> <text:span text:style-name="T8">"./beginnerProgram"</text:span>;</text:p>
      <text:p text:style-name="P5"><text:span text:style-name="T6">import</text:span> { <text:span text:style-name="T7">growthProgram</text:span> } <text:span text:style-name="T6">from</text:span> <text:span text:style-name="T8">"./growthProgram"</text:span>;</text:p>
      <text:p text:style-name="P5"><text:span text:style-name="T6">import</text:span> { <text:span text:style-name="T7">maxProgram</text:span>} <text:span text:style-name="T6">from</text:span> <text:span text:style-name="T8">"./maxHypertrophyProgram"</text:span>;</text:p>
      <text:p text:style-name="P9"/>
      <text:p text:style-name="P5"><text:span text:style-name="T6">export</text:span> <text:span text:style-name="T9">const</text:span> <text:span text:style-name="T10">programs</text:span><text:span text:style-name="T11">:</text:span> <text:span text:style-name="T12">Program</text:span>[] <text:span text:style-name="T11">=</text:span> [</text:p>
      <text:p text:style-name="P5"><text:span text:style-name="T10">beginnerProgram</text:span>, <text:span text:style-name="T10">growthProgram</text:span>,<text:span text:style-name="T10">maxProgram</text:span></text:p>
      <text:p text:style-name="P5">];</text:p>
      <text:p text:style-name="P3"><text:span text:style-name="T2"/></text:p>
      <text:p text:style-name="P3"><text:span text:style-name="T2"/></text:p>
      <text:p text:style-name="P4"><text:span text:style-name="T2"/></text:p>
      <text:p text:style-name="P11">Each program has to be repeated x number of times indicated by the variable week.</text:p>
      <text:p text:style-name="P11"/>
      <text:p text:style-name="P8"><text:span text:style-name="T6">import</text:span> { <text:span text:style-name="T7">Program</text:span> } <text:span text:style-name="T6">from</text:span> <text:span text:style-name="T8">"../models/Program"</text:span>;</text:p>
      <text:p text:style-name="P10"/>
      <text:p text:style-name="P5"><text:span text:style-name="T6">export</text:span> <text:span text:style-name="T9">const</text:span> <text:span text:style-name="T10">beginnerProgram</text:span><text:span text:style-name="T11">:</text:span> <text:span text:style-name="T12">Program</text:span> <text:span text:style-name="T11">=</text:span> {</text:p>
      <text:p text:style-name="P5"><text:span text:style-name="T7">id:</text:span> <text:span text:style-name="T8">"level1"</text:span>,</text:p>
      <text:p text:style-name="P5"><text:span text:style-name="T7">name:</text:span> <text:span text:style-name="T8">"BODYWEIGHT HYPERTROPHY SYSTEM"</text:span>, </text:p>
      <text:p text:style-name="P5"><text:span text:style-name="T7">description:</text:span> <text:span text:style-name="T8">"Progressive • Science-Backed • No Weights Required"</text:span>,</text:p>
      <text:p text:style-name="P5"><text:span text:style-name="T7">goals:</text:span><text:span text:style-name="T8">"Learn tension, build joint strength, establish volume tolerance"</text:span>,</text:p>
      <text:p text:style-name="P5"><text:span text:style-name="T7">level:</text:span><text:span text:style-name="T8">"Level 1 - Foundation"</text:span>,</text:p>
      <text:p text:style-name="P5"><text:span text:style-name="T7">restBetweenSets:</text:span> <text:span text:style-name="T13">75</text:span>,</text:p>
      <text:p text:style-name="P5"><text:span text:style-name="T7">restBetweenExercises:</text:span> <text:span text:style-name="T13">150</text:span>,</text:p>
      <text:p text:style-name="P5"><text:span text:style-name="T7">autoStartRest:</text:span> <text:span text:style-name="T9">true</text:span>,</text:p>
      <text:p text:style-name="P5"><text:span text:style-name="T7">getReadyCountdownSeconds:</text:span> <text:span text:style-name="T13">5</text:span>, </text:p>
      <text:p text:style-name="P5"><text:span text:style-name="T7">countdownAlertThreshold:</text:span> <text:span text:style-name="T13">5</text:span>,</text:p>
      <text:p text:style-name="P5"><text:span text:style-name="T7">playRestSound:</text:span> <text:span text:style-name="T9">true</text:span>, <text:span text:style-name="T14">// default true</text:span></text:p>
      <text:p text:style-name="P5"><text:span text:style-name="T7">weeks:</text:span> <text:span text:style-name="T13">4</text:span>,</text:p>
      <text:p text:style-name="P5"><text:span text:style-name="T7">days:</text:span> [</text:p>
      <text:p text:style-name="P11"><text:s/></text:p>
      <text:p text:style-name="P11"/>
      <text:p text:style-name="P11"/>
      <text:p text:style-name="P12"/>
      <text:p text:style-name="P11">So the user will start with \</text:p>
      <text:p text:style-name="P11">beginnerProgram, week 0 , day 0 (count start at 0) and week = 4: means it repeats for times</text:p>
      <text:p text:style-name="P11"/>
      <text:p text:style-name="P11"><draw:custom-shape text:anchor-type="paragraph" draw:z-index="0" draw:name="Shape 1" draw:style-name="gr11" draw:text-style-name="P23" svg:width="11.357cm" svg:height="2.294cm" svg:x="1.73cm" svg:y="0.605cm"><text:p text:style-name="P22"><text:span text:style-name="T18">"Level 1 – Foundation" (level)</text:span></text:p><text:p text:style-name="P22"><text:span text:style-name="T18">"Learn tension, build joint strength, establish volume tolerance", {goals)</text:span></text:p><draw:enhanced-geometry svg:viewBox="0 0 21600 21600" draw:type="rectangle" draw:enhanced-path="M 0 0 L 21600 0 21600 21600 0 21600 0 0 Z N"/></draw:custom-shape><draw:custom-shape text:anchor-type="paragraph" draw:z-index="1" draw:name="Shape 2" draw:style-name="gr14" draw:text-style-name="P28" svg:width="7.166cm" svg:height="7.166cm" svg:x="4.334cm" svg:y="5.743cm"><text:p text:style-name="P27"><text:span text:style-name="T18">"Day 1 - Push (Chest / Shoulders / Triceps)",(title)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/text:p>
      <text:p text:style-name="P11"/>
      <text:p text:style-name="P11"/>
      <text:p text:style-name="P11"/>
      <text:p text:style-name="P11"/>
      <text:p text:style-name="P11"/>
      <text:p text:style-name="P11"><draw:custom-shape text:anchor-type="paragraph" draw:z-index="7" draw:name="Shape 8" draw:style-name="gr10" svg:width="0.288cm" svg:height="2.073cm" svg:x="7.684cm" svg:y="0.411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1"/>
      <text:p text:style-name="P11"/>
      <text:p text:style-name="P11"/>
      <text:p text:style-name="P11"/>
      <text:p text:style-name="P11"><text:s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custom-shape text:anchor-type="paragraph" draw:z-index="8" draw:name="Shape 9" draw:style-name="gr9" svg:width="0.398cm" svg:height="0.805cm" svg:x="7.751cm" svg:y="0.088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1"/>
      <text:p text:style-name="P11"><draw:custom-shape text:anchor-type="paragraph" draw:z-index="3" draw:name="Shape 4" draw:style-name="gr12" draw:text-style-name="P26" svg:width="3.703cm" svg:height="3.529cm" svg:x="6.473cm" svg:y="0.134cm"><text:p text:style-name="P25"><text:span text:style-name="T18">" "Day 2 - Lower Body"</text:span></text:p><text:p text:style-name="P25"><text:span text:style-name="T18"/></text:p><text:p text:style-name="P25"><text:span text:style-name="T18">Locked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custom-shape text:anchor-type="paragraph" draw:z-index="9" draw:name="Shape 10" draw:style-name="gr1" svg:width="0.662cm" svg:height="0.983cm" svg:x="8.169cm" svg:y="0.048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1"/>
      <text:p text:style-name="P11"><draw:custom-shape text:anchor-type="paragraph" draw:z-index="2" draw:name="Shape 3" draw:style-name="gr13" draw:text-style-name="P26" svg:width="3.994cm" svg:height="3.257cm" svg:x="6.957cm" svg:y="0.243cm"><text:p text:style-name="P25"><text:span text:style-name="T18">"Day n - Push </text:span></text:p><text:p text:style-name="P25"><text:span text:style-name="T18">(Chest / Shoulders </text:span></text:p><text:p text:style-name="P25"><text:span text:style-name="T18">/ Triceps)</text:span></text:p><text:p text:style-name="P25"><text:span text:style-name="T18">Locked",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1"/>
      <text:p text:style-name="P11"/>
      <text:p text:style-name="P11"/>
      <text:p text:style-name="P11"/>
      <text:p text:style-name="P11"/>
      <text:p text:style-name="P11"><text:s/></text:p>
      <text:p text:style-name="P11"/>
      <text:p text:style-name="P12"/>
      <text:p text:style-name="P13">Only <text:span text:style-name="T15">d</text:span>ay <text:span text:style-name="T15">1</text:span> is selectable and once the user complete the workout then the next day unlocks, he/ she does that one and then the next one etc.</text:p>
      <text:p text:style-name="P13"/>
      <text:p text:style-name="P13">On<text:span text:style-name="T17">ce </text:span><text:s/>the fou<text:span text:style-name="T17">r </text:span>days are done it repeats day 1 until the week = x is done.</text:p>
      <text:p text:style-name="P13"/>
      <text:p text:style-name="P13">The<text:span text:style-name="T17">n </text:span>the next program is loaded and it follows the same. </text:p>
      <text:p text:style-name="P6"><text:span text:style-name="T6">export</text:span> <text:span text:style-name="T9">const</text:span> <text:span text:style-name="T10">programs</text:span><text:span text:style-name="T11">:</text:span> <text:span text:style-name="T12">Program</text:span>[] <text:span text:style-name="T11">=</text:span> [</text:p>
      <text:p text:style-name="P6"><text:span text:style-name="T10">beginnerProgram</text:span>, <text:span text:style-name="T10">growthProgram</text:span>,<text:span text:style-name="T10">maxProgram</text:span></text:p>
      <text:p text:style-name="P6">];</text:p>
      <text:p text:style-name="P13"/>
      <text:p text:style-name="P13"/>
      <text:p text:style-name="P13"/>
      <text:p text:style-name="P13"><draw:custom-shape text:anchor-type="paragraph" draw:z-index="4" draw:name="Shape 5" draw:style-name="gr11" draw:text-style-name="P23" svg:width="11.357cm" svg:height="2.294cm" svg:x="1.73cm" svg:y="0.605cm"><text:p text:style-name="P22"><text:span text:style-name="T18">"Level 1 – Foundation"</text:span></text:p><text:p text:style-name="P22"><text:span text:style-name="T18">"Learn tension, build joint strength, establish volume tolerance",</text:span></text:p><draw:enhanced-geometry svg:viewBox="0 0 21600 21600" draw:type="rectangle" draw:enhanced-path="M 0 0 L 21600 0 21600 21600 0 21600 0 0 Z N"/></draw:custom-shape><draw:custom-shape text:anchor-type="paragraph" draw:z-index="5" draw:name="Shape 6" draw:style-name="gr11" draw:text-style-name="P23" svg:width="11.357cm" svg:height="2.294cm" svg:x="1.796cm" svg:y="4.551cm"><text:p text:style-name="P22"><text:span text:style-name="T18">"Level 2 - Growth"</text:span></text:p><text:p text:style-name="P22"><text:span text:style-name="T18">"Mechanical tension + unilateral overload",</text:span></text:p><text:p text:style-name="P22"><text:span text:style-name="T18">Locked</text:span></text:p><draw:enhanced-geometry svg:viewBox="0 0 21600 21600" draw:type="rectangle" draw:enhanced-path="M 0 0 L 21600 0 21600 21600 0 21600 0 0 Z N"/></draw:custom-shape><draw:custom-shape text:anchor-type="paragraph" draw:z-index="6" draw:name="Shape 7" draw:style-name="gr11" draw:text-style-name="P23" svg:width="11.357cm" svg:height="2.294cm" svg:x="1.752cm" svg:y="8.608cm"><text:p text:style-name="P22"><text:span text:style-name="T18">"Level 3 - Max Hypertrophy",</text:span></text:p><text:p text:style-name="P22"><text:span text:style-name="T18">"High tension, long eccentrics, advanced leverage",</text:span></text:p><text:p text:style-name="P22"><text:span text:style-name="T18">Locked</text:span></text:p><draw:enhanced-geometry svg:viewBox="0 0 21600 21600" draw:type="rectangle" draw:enhanced-path="M 0 0 L 21600 0 21600 21600 0 21600 0 0 Z N"/></draw:custom-shape><text:s/></text:p>
      <text:p text:style-name="P13"/>
      <text:p text:style-name="P13"/>
      <text:p text:style-name="P13"/>
      <text:p text:style-name="P13"/>
      <text:p text:style-name="P13"/>
      <text:p text:style-name="P13"><draw:custom-shape text:anchor-type="paragraph" draw:z-index="10" draw:name="Shape 11" draw:style-name="gr1" svg:width="0.662cm" svg:height="0.983cm" svg:x="6.846cm" svg:y="0.422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custom-shape text:anchor-type="paragraph" draw:z-index="11" draw:name="Shape 12" draw:style-name="gr1" svg:width="0.662cm" svg:height="0.983cm" svg:x="6.911cm" svg:y="0.06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/>
      <text:p text:style-name="P15">Now when the user selects the Day , the one that is unlocked the<text:span text:style-name="T17">n </text:span>a workout screen will be presented as such</text:p>
      <text:p text:style-name="P14"/>
      <text:p text:style-name="P16"><draw:custom-shape text:anchor-type="paragraph" draw:z-index="12" draw:name="Shape 13" draw:style-name="gr8" draw:text-style-name="P23" svg:width="3.881cm" svg:height="2.294cm" svg:x="1.907cm" svg:y="0.847cm"><text:p text:style-name="P22"><text:span text:style-name="T18">“</text:span><text:span text:style-name="T18">Dynamic Stretches”</text:span></text:p><text:p text:style-name="P22"><text:span text:style-name="T18">Unlocked</text:span></text:p><draw:enhanced-geometry svg:viewBox="0 0 21600 21600" draw:type="rectangle" draw:enhanced-path="M 0 0 L 21600 0 21600 21600 0 21600 0 0 Z N"/></draw:custom-shape><draw:custom-shape text:anchor-type="paragraph" draw:z-index="13" draw:name="Shape 14" draw:style-name="gr5" draw:text-style-name="P23" svg:width="2.871cm" svg:height="2.296cm" svg:x="2.457cm" svg:y="4.837cm"><text:p text:style-name="P22"><text:span text:style-name="T18">‘</text:span><text:span text:style-name="T18">Hypertrophy</text:span></text:p><text:p text:style-name="P22"><text:span text:style-name="T18">Unlocked</text:span></text:p><draw:enhanced-geometry svg:viewBox="0 0 21600 21600" draw:type="rectangle" draw:enhanced-path="M 0 0 L 21600 0 21600 21600 0 21600 0 0 Z N"/></draw:custom-shape><draw:custom-shape text:anchor-type="paragraph" draw:z-index="14" draw:name="Shape 15" draw:style-name="gr4" svg:width="2.691cm" svg:height="0.2cm" svg:x="6.56cm" svg:y="2.10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15" draw:name="Text Frame 1" draw:style-name="gr7" draw:text-style-name="P24" svg:width="4.917cm" svg:height="1.611cm" svg:x="10.132cm" svg:y="1.483cm"><draw:text-box><text:p>dynamicWarmUps.tsx</text:p></draw:text-box></draw:frame><draw:custom-shape text:anchor-type="paragraph" draw:z-index="16" draw:name="Shape 16" draw:style-name="gr4" svg:width="2.691cm" svg:height="0.2cm" svg:x="6.449cm" svg:y="5.87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17" draw:name="Text Frame 2" draw:style-name="gr6" draw:text-style-name="P24" svg:width="4.564cm" svg:height="1.463cm" svg:x="10.088cm" svg:y="5.408cm"><draw:text-box><text:p>workout.tsx (program engined loaded with Program and relevant day)</text:p></draw:text-box></draw:frame><draw:custom-shape text:anchor-type="paragraph" draw:z-index="18" draw:name="Shape 17" draw:style-name="gr5" draw:text-style-name="P23" svg:width="2.871cm" svg:height="2.296cm" svg:x="2.501cm" svg:y="8.497cm"><text:p text:style-name="P22"><text:span text:style-name="T18">“</text:span><text:span text:style-name="T18">Static Stretches </text:span></text:p><text:p text:style-name="P22"><text:span text:style-name="T18">Unlocked</text:span></text:p><draw:enhanced-geometry svg:viewBox="0 0 21600 21600" draw:type="rectangle" draw:enhanced-path="M 0 0 L 21600 0 21600 21600 0 21600 0 0 Z N"/></draw:custom-shape><draw:custom-shape text:anchor-type="paragraph" draw:z-index="19" draw:name="Shape 18" draw:style-name="gr4" svg:width="2.691cm" svg:height="0.2cm" svg:x="6.073cm" svg:y="9.5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20" draw:name="Text Frame 3" draw:style-name="gr3" draw:text-style-name="P24" svg:width="5.778cm" svg:height="1.5cm" svg:x="9.426cm" svg:y="8.98cm"><draw:text-box><text:p>StaticStretch.tsx </text:p></draw:text-box></draw:frame><text:s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Once completed the above then <text:s/><text:span text:style-name="T17">the following is presented</text:span></text:p>
      <text:p text:style-name="P17"/>
      <text:p text:style-name="P17"><draw:custom-shape text:anchor-type="paragraph" draw:z-index="21" draw:name="Shape 19" draw:style-name="gr2" draw:text-style-name="P23" svg:width="4.765cm" svg:height="2.708cm" svg:x="2.678cm" svg:y="0.118cm"><text:p text:style-name="P22"><text:span text:style-name="T18">Screens/workoutSummary</text:span></text:p><text:p text:style-name="P22"><text:span text:style-name="T18"/></text:p><draw:enhanced-geometry svg:viewBox="0 0 21600 21600" draw:type="rectangle" draw:enhanced-path="M 0 0 L 21600 0 21600 21600 0 21600 0 0 Z N"/></draw:custom-shape></text:p>
      <text:p text:style-name="P17"/>
      <text:p text:style-name="P17"/>
      <text:p text:style-name="P17"/>
      <text:p text:style-name="P17"/>
      <text:p text:style-name="P17"/>
      <text:p text:style-name="P17"/>
      <text:p text:style-name="P17"><draw:custom-shape text:anchor-type="paragraph" draw:z-index="23" draw:name="Shape 21" draw:style-name="gr1" svg:width="0.662cm" svg:height="0.983cm" svg:x="4.817cm" svg:y="0.402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7"/>
      <text:p text:style-name="P17"/>
      <text:p text:style-name="P17"><draw:custom-shape text:anchor-type="paragraph" draw:z-index="22" draw:name="Shape 20" draw:style-name="gr2" draw:text-style-name="P23" svg:width="4.765cm" svg:height="2.708cm" svg:x="2.699cm" svg:y="1.519cm"><text:p text:style-name="P22"><text:span text:style-name="T18">Screens/history</text:span></text:p><text:p text:style-name="P22"><text:span text:style-name="T18"/></text:p><draw:enhanced-geometry svg:viewBox="0 0 21600 21600" draw:type="rectangle" draw:enhanced-path="M 0 0 L 21600 0 21600 21600 0 21600 0 0 Z N"/></draw:custom-shape><text:s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1"><text:soft-page-break/>Note that the workout follow on different days etc , so the app must save the current level, week and day the user is to do next etc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oao Rolo</meta:initial-creator>
    <meta:creation-date>2026-03-24T08:19:34.186772908</meta:creation-date>
    <dc:date>2026-03-24T10:13:39.682390856</dc:date>
    <dc:creator>Joao Rolo</dc:creator>
    <meta:editing-duration>PT57M17S</meta:editing-duration>
    <meta:editing-cycles>6</meta:editing-cycles>
    <meta:generator>LibreOffice/24.2.7.2$Linux_X86_64 LibreOffice_project/420$Build-2</meta:generator>
    <meta:document-statistic meta:table-count="0" meta:image-count="0" meta:object-count="0" meta:page-count="6" meta:paragraph-count="50" meta:word-count="404" meta:character-count="2443" meta:non-whitespace-character-count="2066"/>
  </office:meta>
</office:document-meta>
</file>